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0000000B1DE810E09AABFC020.png" manifest:media-type="image/png"/>
  <manifest:file-entry manifest:full-path="Pictures/10000201000001E8000000EAD121A9D229C0E47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26cm" fo:min-width="0.948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objectwithoutfill">
      <style:graphic-properties draw:marker-end="Symmetric_20_Arrow" draw:marker-end-width="0.5cm" draw:fill="none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28cm" svg:height="6.87cm" svg:x="6.3cm" svg:y="8.242cm">
          <draw:image xlink:href="Pictures/10000201000001E8000000EAD121A9D229C0E474.png" xlink:type="simple" xlink:show="embed" xlink:actuate="onLoad">
            <text:p/>
          </draw:image>
        </draw:frame>
        <draw:path draw:style-name="gr2" draw:text-style-name="P2" draw:layer="layout" svg:width="10.322cm" svg:height="1.663cm" draw:transform="skewX (0.479441945522842) rotate (-0.287979326579065) translate (7.10237374093645cm 2.04993858340398cm)" svg:viewBox="0 0 10323 1664" svg:d="M0 1664c6642 0 10323-1664 10323-1664">
          <text:p/>
        </draw:path>
        <draw:path draw:style-name="gr2" draw:text-style-name="P2" draw:layer="layout" svg:width="10.323cm" svg:height="1.661cm" draw:transform="skewX (-0.479441945522842) rotate (-2.85378785993593) translate (17cm 7.51825095057034cm)" svg:viewBox="0 0 10324 1662" svg:d="M10324 1662c-6642 1-10324-1662-10324-1662">
          <text:p/>
        </draw:path>
        <draw:custom-shape draw:style-name="gr3" draw:text-style-name="P1" draw:layer="layout" svg:width="2.3cm" svg:height="3.3cm" svg:x="9.75cm" svg:y="4.6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3" draw:layer="layout" svg:width="2.15cm" svg:height="1.195cm" svg:x="4.75cm" svg:y="3.553cm">
          <draw:text-box>
            <text:p>Inlet</text:p>
          </draw:text-box>
        </draw:frame>
        <draw:frame draw:style-name="gr4" draw:text-style-name="P3" draw:layer="layout" svg:width="3.6cm" svg:height="1.195cm" svg:x="13.9cm" svg:y="3.553cm">
          <draw:text-box>
            <text:p>Exhaust</text:p>
          </draw:text-box>
        </draw:frame>
        <draw:frame draw:style-name="gr1" draw:text-style-name="P1" draw:layer="layout" svg:width="4.6cm" svg:height="5.655cm" svg:x="1.4cm" svg:y="9.85cm">
          <draw:image xlink:href="Pictures/1000020100000090000000B1DE810E09AABFC020.png" xlink:type="simple" xlink:show="embed" xlink:actuate="onLoad">
            <text:p/>
          </draw:image>
        </draw:frame>
        <draw:frame draw:style-name="gr5" draw:text-style-name="P3" draw:layer="layout" svg:width="1.5cm" svg:height="1.2cm" svg:x="1.3cm" svg:y="13.4cm">
          <draw:text-box>
            <text:p>b)</text:p>
          </draw:text-box>
        </draw:frame>
        <draw:frame draw:style-name="gr5" draw:text-style-name="P3" draw:layer="layout" svg:width="1.5cm" svg:height="1.2cm" svg:x="7cm" svg:y="13.4cm">
          <draw:text-box>
            <text:p>c)</text:p>
          </draw:text-box>
        </draw:frame>
        <draw:path draw:style-name="gr6" draw:text-style-name="P2" draw:layer="layout" svg:width="2.533cm" svg:height="0.922cm" draw:transform="rotate (-0.785398163397448) translate (2.8735cm 1.9615cm)" svg:viewBox="0 0 2534 923" svg:d="M0 921c421 15 827-65 1221-207 408-146 780-360 1128-621l185-93">
          <text:p/>
        </draw:path>
        <draw:path draw:style-name="gr6" draw:text-style-name="P2" draw:layer="layout" svg:width="2.675cm" svg:height="1.086cm" draw:transform="rotate (0.620639082009183) translate (1.84782852256315cm 8.87856934983426cm)" svg:viewBox="0 0 2676 1087" svg:d="M0 14c395-73 735 156 1094 262 362 107 691 299 1033 458l284 163 265 190">
          <text:p/>
        </draw:path>
        <draw:path draw:style-name="gr6" draw:text-style-name="P2" draw:layer="layout" svg:width="2.533cm" svg:height="0.922cm" draw:transform="rotate (-0.785398163397448) translate (2.8745cm 2.8345cm)" svg:viewBox="0 0 2534 923" svg:d="M0 921c421 15 827-65 1221-207 408-146 780-360 1128-621l185-93">
          <text:p/>
        </draw:path>
        <draw:path draw:style-name="gr6" draw:text-style-name="P2" draw:layer="layout" svg:width="2.675cm" svg:height="1.086cm" draw:transform="rotate (0.620639082009183) translate (1.84782852256315cm 8.05756934983426cm)" svg:viewBox="0 0 2676 1087" svg:d="M0 14c395-73 735 156 1094 262 362 107 691 299 1033 458l284 163 265 190">
          <text:p/>
        </draw:path>
        <draw:path draw:style-name="gr6" draw:text-style-name="P2" draw:layer="layout" svg:width="1.758cm" svg:height="0.031cm" svg:x="17.547cm" svg:y="5.341cm" svg:viewBox="0 0 1759 32" svg:d="M0 0c445 0 890 0 1336 0l390 32h33">
          <text:p/>
        </draw:path>
        <draw:path draw:style-name="gr6" draw:text-style-name="P2" draw:layer="layout" svg:width="1.758cm" svg:height="0.031cm" svg:x="17.548cm" svg:y="5.927cm" svg:viewBox="0 0 1759 32" svg:d="M0 0c445 0 890 0 1336 0l390 32h33">
          <text:p/>
        </draw:path>
        <draw:path draw:style-name="gr6" draw:text-style-name="P2" draw:layer="layout" svg:width="1.758cm" svg:height="0.031cm" svg:x="17.548cm" svg:y="6.427cm" svg:viewBox="0 0 1759 32" svg:d="M0 0c445 0 890 0 1336 0l390 32h33">
          <text:p/>
        </draw:path>
        <draw:path draw:style-name="gr6" draw:text-style-name="P2" draw:layer="layout" svg:width="1.758cm" svg:height="0.031cm" svg:x="17.548cm" svg:y="7.027cm" svg:viewBox="0 0 1759 32" svg:d="M0 0c445 0 890 0 1336 0l390 32h33">
          <text:p/>
        </draw:path>
        <draw:frame draw:style-name="gr5" draw:text-style-name="P3" draw:layer="layout" svg:width="1.5cm" svg:height="1.2cm" svg:x="1.5cm" svg:y="5.5cm">
          <draw:text-box>
            <text:p>a)</text:p>
          </draw:text-box>
        </draw:frame>
        <draw:line draw:style-name="gr6" draw:text-style-name="P2" draw:layer="layout" svg:x1="10.8cm" svg:y1="6.3cm" svg:x2="8cm" svg:y2="6.3cm">
          <text:p/>
        </draw:line>
        <draw:line draw:style-name="gr6" draw:text-style-name="P2" draw:layer="layout" svg:x1="10.801cm" svg:y1="6.3cm" svg:x2="13.6cm" svg:y2="6.3cm">
          <text:p/>
        </draw:line>
        <draw:custom-shape draw:style-name="gr7" draw:text-style-name="P4" draw:layer="layout" svg:width="0.4cm" svg:height="0.4cm" svg:x="10.7cm" svg:y="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1" draw:layer="layout" svg:width="0.813cm" svg:height="1.059cm" svg:x="14.6cm" svg:y="5.8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92cm" svg:height="1.063cm" svg:x="7.8cm" svg:y="4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0.987cm" svg:height="1.059cm" svg:x="12.713cm" svg:y="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6" draw:text-style-name="P2" draw:layer="layout" svg:x1="10.801cm" svg:y1="6.3cm" svg:x2="14.5cm" svg:y2="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1T22:29:39.019530847</dc:date>
    <meta:editing-duration>PT3H5M42S</meta:editing-duration>
    <meta:editing-cycles>6</meta:editing-cycles>
    <meta:generator>LibreOffice/5.1.6.2$Linux_X86_64 LibreOffice_project/10m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tyle mathvariant="bold">
      <msub>
        <mover accent="true">
          <mi>z</mi>
          <mo stretchy="false">^</mo>
        </mover>
        <mi>i</mi>
      </msub>
    </mstyle>
    <annotation encoding="StarMath 5.0">bold{hat{z}}_i
</annotation>
  </semantics>
</math>
</file>

<file path=Object 2/content.xml><?xml version="1.0" encoding="utf-8"?>
<math xmlns="http://www.w3.org/1998/Math/MathML" display="block">
  <semantics>
    <msub>
      <mi>T</mi>
      <mi>i</mi>
    </msub>
    <annotation encoding="StarMath 5.0">T_i
</annotation>
  </semantics>
</math>
</file>

<file path=Object 3/content.xml><?xml version="1.0" encoding="utf-8"?>
<math xmlns="http://www.w3.org/1998/Math/MathML" display="block">
  <semantics>
    <msub>
      <mi>Q</mi>
      <mi>i</mi>
    </msub>
    <annotation encoding="StarMath 5.0">Q_i
</annotation>
  </semantics>
</math>
</file>